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rsid="0054440d" officeooo:paragraph-rsid="0054440d"/>
    </style:style>
    <style:style style:name="P2" style:family="paragraph" style:parent-style-name="Standard">
      <style:text-properties officeooo:rsid="005a8d4d" officeooo:paragraph-rsid="005a8d4d"/>
    </style:style>
    <style:style style:name="P3" style:family="paragraph" style:parent-style-name="Standard">
      <style:text-properties officeooo:rsid="005a8d4d" officeooo:paragraph-rsid="009e4fce"/>
    </style:style>
    <style:style style:name="P4" style:family="paragraph" style:parent-style-name="Standard">
      <style:text-properties officeooo:rsid="005c3b03" officeooo:paragraph-rsid="007c37ed"/>
    </style:style>
    <style:style style:name="P5" style:family="paragraph" style:parent-style-name="Standard">
      <style:text-properties officeooo:rsid="0091058b" officeooo:paragraph-rsid="0091058b"/>
    </style:style>
    <style:style style:name="P6" style:family="paragraph" style:parent-style-name="Standard">
      <style:text-properties officeooo:rsid="0091058b" officeooo:paragraph-rsid="009e4fce"/>
    </style:style>
    <style:style style:name="P7" style:family="paragraph" style:parent-style-name="Standard">
      <style:text-properties officeooo:rsid="0084e5b3" officeooo:paragraph-rsid="00898db0"/>
    </style:style>
    <style:style style:name="P8" style:family="paragraph" style:parent-style-name="Standard">
      <style:text-properties officeooo:rsid="0084e5b3" officeooo:paragraph-rsid="0093f2c4"/>
    </style:style>
    <style:style style:name="P9" style:family="paragraph" style:parent-style-name="Standard">
      <style:text-properties officeooo:rsid="0096ce46" officeooo:paragraph-rsid="00898db0"/>
    </style:style>
    <style:style style:name="P10" style:family="paragraph" style:parent-style-name="Standard">
      <style:text-properties officeooo:rsid="009e4fce" officeooo:paragraph-rsid="009e4fce"/>
    </style:style>
    <style:style style:name="P11" style:family="paragraph" style:parent-style-name="Standard">
      <style:text-properties officeooo:rsid="009e4fce" officeooo:paragraph-rsid="0036e215"/>
    </style:style>
    <style:style style:name="P12" style:family="paragraph" style:parent-style-name="Standard">
      <style:text-properties officeooo:rsid="009ff7eb" officeooo:paragraph-rsid="009ff7eb"/>
    </style:style>
    <style:style style:name="P13" style:family="paragraph" style:parent-style-name="Standard">
      <style:text-properties officeooo:rsid="00b0f19f" officeooo:paragraph-rsid="00b0f19f"/>
    </style:style>
    <style:style style:name="P14" style:family="paragraph" style:parent-style-name="Standard">
      <style:text-properties officeooo:rsid="00b2e1c7" officeooo:paragraph-rsid="00b2e1c7"/>
    </style:style>
    <style:style style:name="P15" style:family="paragraph" style:parent-style-name="Standard">
      <style:text-properties officeooo:rsid="00b4dbe1" officeooo:paragraph-rsid="00b4dbe1"/>
    </style:style>
    <style:style style:name="P16" style:family="paragraph" style:parent-style-name="Standard">
      <style:text-properties officeooo:rsid="00b39dc4" officeooo:paragraph-rsid="00b6504f"/>
    </style:style>
    <style:style style:name="P17" style:family="paragraph" style:parent-style-name="Standard">
      <style:text-properties officeooo:rsid="00b6ec14" officeooo:paragraph-rsid="00b6ec14"/>
    </style:style>
    <style:style style:name="P18" style:family="paragraph" style:parent-style-name="Standard">
      <style:text-properties officeooo:rsid="0091058b" officeooo:paragraph-rsid="0091058b"/>
    </style:style>
    <style:style style:name="P19" style:family="paragraph" style:parent-style-name="Standard">
      <style:text-properties officeooo:rsid="00b7edbe" officeooo:paragraph-rsid="00b7edbe"/>
    </style:style>
    <style:style style:name="T1" style:family="text">
      <style:text-properties officeooo:rsid="0093f2c4"/>
    </style:style>
    <style:style style:name="T2" style:family="text">
      <style:text-properties officeooo:rsid="00a2df3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o be fixed:</text:p>
      <text:p text:style-name="P5"/>
      <text:p text:style-name="P19">Dance moves</text:p>
      <text:p text:style-name="P19">slashing moves</text:p>
      <text:p text:style-name="P19">Gen 9 moves</text:p>
      <text:p text:style-name="P19">Gen 9 abilities</text:p>
      <text:p text:style-name="P19">gen 9 items</text:p>
      <text:p text:style-name="P19">gen 9 alt forms</text:p>
      <text:p text:style-name="P19"/>
      <text:p text:style-name="P5"/>
      <text:p text:style-name="P5"/>
      <text:p text:style-name="P5"/>
      <text:p text:style-name="P8">Farfetchd evo</text:p>
      <text:p text:style-name="P10"><text:span text:style-name="T2">Back</text:span> sprites for Rider pokemon</text:p>
      <text:p text:style-name="P12">Hazards give extra turn if faint opponent</text:p>
      <text:p text:style-name="P13">Uturn sprite disappears if last poke</text:p>
      <text:p text:style-name="P14">Soul Dew</text:p>
      <text:p text:style-name="P15">Seeds</text:p>
      <text:p text:style-name="P16">Add E4 Hard Mode</text:p>
      <text:p text:style-name="P17">label nugget price casino</text:p>
      <text:p text:style-name="P16"/>
      <text:p text:style-name="P1">OPTIONAL</text:p>
      <text:p text:style-name="P11">Elevator Consistency</text:p>
      <text:p text:style-name="P1">Cherry Battle Sprite</text:p>
      <text:p text:style-name="P1">Special NPC trainer sprites</text:p>
      <text:p text:style-name="P2">Battle Tower</text:p>
      <text:p text:style-name="P3">Battle Music- Jeff</text:p>
      <text:p text:style-name="P6">Battle<text:span text:style-name="T1">bases</text:span></text:p>
      <text:p text:style-name="P4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US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9T19:40:04.355000000</meta:creation-date>
    <meta:editing-duration>PT1M13S</meta:editing-duration>
    <meta:editing-cycles>2</meta:editing-cycles>
    <meta:generator>LibreOffice/7.5.7.1$Windows_X86_64 LibreOffice_project/47eb0cf7efbacdee9b19ae25d6752381ede23126</meta:generator>
    <dc:date>2024-08-19T19:41:07.845000000</dc:date>
    <meta:document-statistic meta:table-count="0" meta:image-count="0" meta:object-count="0" meta:page-count="1" meta:paragraph-count="22" meta:word-count="67" meta:character-count="379" meta:non-whitespace-character-count="334"/>
  </office:meta>
</office:document-meta>
</file>